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ff0000" draw:marker-start-width="0.5cm" draw:marker-end-width="0.5cm" draw:fill="solid" draw:fill-color="#ff4000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2cm" svg:stroke-color="#ff0000" draw:marker-start-width="0.5cm" draw:marker-end-width="0.5cm" draw:fill="solid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4" style:family="graphic" style:parent-style-name="standard">
      <style:graphic-properties svg:stroke-width="0.1cm" svg:stroke-color="#ff0000" draw:marker-start="Arrow" draw:marker-start-width="0.45cm" draw:marker-end="Circle" draw:marker-end-width="0.4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a933" draw:marker-start="Arrow" draw:marker-start-width="0.45cm" draw:marker-end="Circle" draw:marker-end-width="0.45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P1" style:family="paragraph">
      <loext:graphic-properties draw:fill="solid" draw:fill-color="#ff4000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fo:color="#800080" fo:font-size="13pt" fo:font-weight="bold" style:font-size-asian="13pt" style:font-weight-asian="bold" style:font-size-complex="13pt" style:font-weight-complex="bold"/>
    </style:style>
    <style:style style:name="P8" style:family="paragraph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9" style:family="paragraph">
      <loext:graphic-properties draw:fill="none" draw:fill-color="#ffffff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800080"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296cm" svg:y1="12.501cm" svg:x2="22.8cm" svg:y2="12.501cm">
          <text:p/>
        </draw:line>
        <draw:line draw:style-name="gr2" draw:text-style-name="P2" draw:layer="layout" svg:x1="14.3cm" svg:y1="12.501cm" svg:x2="11.8cm" svg:y2="10.801cm">
          <text:p/>
        </draw:line>
        <draw:line draw:style-name="gr2" draw:text-style-name="P2" draw:layer="layout" svg:x1="11.9cm" svg:y1="10.801cm" svg:x2="4.2cm" svg:y2="10.701cm">
          <text:p/>
        </draw:line>
        <draw:frame draw:style-name="gr3" draw:text-style-name="P3" draw:layer="layout" svg:width="5.5cm" svg:height="1.1cm" svg:x="17.2cm" svg:y="13.101cm">
          <draw:text-box>
            <text:p>Through</text:p>
          </draw:text-box>
        </draw:frame>
        <draw:line draw:style-name="gr4" draw:text-style-name="P4" draw:layer="layout" svg:x1="12.899cm" svg:y1="13.551cm" svg:x2="17.2cm" svg:y2="13.551cm">
          <text:p/>
        </draw:line>
        <draw:frame draw:style-name="gr3" draw:text-style-name="P3" draw:layer="layout" svg:width="5.5cm" svg:height="1.1cm" svg:x="17.2cm" svg:y="10.901cm">
          <draw:text-box>
            <text:p>Diverging</text:p>
          </draw:text-box>
        </draw:frame>
        <draw:line draw:style-name="gr5" draw:text-style-name="P4" draw:layer="layout" svg:x1="13.2cm" svg:y1="10.301cm" svg:x2="17.201cm" svg:y2="11.351cm">
          <text:p/>
        </draw:line>
        <draw:frame draw:style-name="gr6" draw:text-style-name="P3" draw:layer="layout" svg:width="6.7cm" svg:height="1.673cm" svg:x="4.1cm" svg:y="9.528cm">
          <draw:text-box>
            <text:p>Diverging Approach</text:p>
          </draw:text-box>
        </draw:frame>
        <draw:frame draw:style-name="gr6" draw:text-style-name="P3" draw:layer="layout" svg:width="6.9cm" svg:height="1.673cm" svg:x="4.2cm" svg:y="13.101cm">
          <draw:text-box>
            <text:p>Through Approach</text:p>
          </draw:text-box>
        </draw:frame>
        <draw:frame draw:style-name="gr7" draw:text-style-name="P5" draw:layer="layout" svg:width="1.9cm" svg:height="0.806cm" svg:x="10.7cm" svg:y="11.601cm">
          <draw:text-box>
            <text:p><text:span text:style-name="T1">SH3</text:span></text:p>
          </draw:text-box>
        </draw:frame>
        <draw:frame draw:style-name="gr7" draw:text-style-name="P5" draw:layer="layout" svg:width="1.9cm" svg:height="0.806cm" svg:x="10.7cm" svg:y="9.601cm">
          <draw:text-box>
            <text:p><text:span text:style-name="T1">SH4</text:span></text:p>
          </draw:text-box>
        </draw:frame>
        <draw:frame draw:style-name="gr7" draw:text-style-name="P5" draw:layer="layout" svg:width="1.9cm" svg:height="0.806cm" svg:x="20.5cm" svg:y="13.701cm">
          <draw:text-box>
            <text:p><text:span text:style-name="T1">SH1</text:span></text:p>
          </draw:text-box>
        </draw:frame>
        <draw:frame draw:style-name="gr7" draw:text-style-name="P5" draw:layer="layout" svg:width="1.9cm" svg:height="0.806cm" svg:x="20.5cm" svg:y="12.801cm">
          <draw:text-box>
            <text:p><text:span text:style-name="T1">SH2</text:span></text:p>
          </draw:text-box>
        </draw:frame>
        <draw:frame draw:style-name="gr8" draw:text-style-name="P6" draw:layer="layout" svg:width="5.5cm" svg:height="1.3cm" svg:x="19.7cm" svg:y="7.601cm">
          <draw:text-box>
            <text:p><text:span text:style-name="T2">SH= Signal Head</text:span></text:p>
          </draw:text-box>
        </draw:frame>
        <draw:frame draw:style-name="gr9" draw:text-style-name="P7" draw:layer="layout" svg:width="1.5cm" svg:height="0.9cm" svg:x="15.8cm" svg:y="12.701cm">
          <draw:text-box>
            <text:p><text:span text:style-name="T3">S1</text:span></text:p>
          </draw:text-box>
        </draw:frame>
        <draw:frame draw:style-name="gr9" draw:text-style-name="P7" draw:layer="layout" svg:width="1.5cm" svg:height="0.9cm" svg:x="10.3cm" svg:y="12.701cm">
          <draw:text-box>
            <text:p><text:span text:style-name="T3">S2</text:span></text:p>
          </draw:text-box>
        </draw:frame>
        <draw:frame draw:style-name="gr9" draw:text-style-name="P7" draw:layer="layout" svg:width="1.5cm" svg:height="0.9cm" svg:x="10.3cm" svg:y="10.901cm">
          <draw:text-box>
            <text:p><text:span text:style-name="T3">S3</text:span></text:p>
          </draw:text-box>
        </draw:frame>
        <draw:frame draw:style-name="gr9" draw:text-style-name="P7" draw:layer="layout" svg:width="1.5cm" svg:height="0.9cm" svg:x="4.9cm" svg:y="12.701cm">
          <draw:text-box>
            <text:p><text:span text:style-name="T3">S4</text:span></text:p>
          </draw:text-box>
        </draw:frame>
        <draw:frame draw:style-name="gr9" draw:text-style-name="P7" draw:layer="layout" svg:width="1.5cm" svg:height="0.9cm" svg:x="4.9cm" svg:y="10.901cm">
          <draw:text-box>
            <text:p><text:span text:style-name="T3">S5</text:span></text:p>
          </draw:text-box>
        </draw:frame>
        <draw:frame draw:style-name="gr8" draw:text-style-name="P6" draw:layer="layout" svg:width="5.5cm" svg:height="1.3cm" svg:x="19.7cm" svg:y="8.601cm">
          <draw:text-box>
            <text:p><text:span text:style-name="T3">S</text:span><text:span text:style-name="T2">= I</text:span><text:span text:style-name="T3">nfra Red Sensor</text:span></text:p>
          </draw:text-box>
        </draw:frame>
        <draw:frame draw:style-name="gr10" draw:text-style-name="P9" draw:layer="layout" svg:width="17.3cm" svg:height="2.2cm" svg:x="6.6cm" svg:y="1.8cm">
          <draw:text-box>
            <text:p text:style-name="P8"><text:span text:style-name="T4">Single Turnout Arduino Nano CMRI Contro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21:53:40.604461158</meta:creation-date>
    <dc:date>2021-10-31T21:57:36.931208434</dc:date>
    <meta:editing-duration>PT3M58S</meta:editing-duration>
    <meta:editing-cycles>1</meta:editing-cycles>
    <meta:document-statistic meta:object-count="21"/>
    <meta:generator>LibreOffice/6.4.7.2$Linux_X86_64 LibreOffice_project/40$Build-2</meta:generator>
  </office:meta>
</office:document-meta>
</file>